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Program:</text:p>
      <text:p text:style-name="Standard"/>
      <text:p text:style-name="Standard">#include&lt;stdio.h&gt;</text:p>
      <text:p text:style-name="Standard">#define MAX 10</text:p>
      <text:p text:style-name="Standard">int queue[MAX];</text:p>
      <text:p text:style-name="Standard">int front=-1,rear=-1;</text:p>
      <text:p text:style-name="Standard">void insert(void);</text:p>
      <text:p text:style-name="Standard">int delete_element(void);</text:p>
      <text:p text:style-name="Standard">int peek(void);</text:p>
      <text:p text:style-name="Standard">void display(void);</text:p>
      <text:p text:style-name="Standard">int main()</text:p>
      <text:p text:style-name="Standard">{</text:p>
      <text:p text:style-name="Standard"><text:s/>int<text:s/>option, val;</text:p>
      <text:p text:style-name="Standard"><text:s/>do{</text:p>
      <text:p text:style-name="Standard"><text:s text:c="5"/>printf("\n\n ***** MAIN MENU *****");</text:p>
      <text:p text:style-name="Standard"><text:s text:c="5"/>printf("\n 1.INSERT AN ELEMENT");</text:p>
      <text:p text:style-name="Standard"><text:s text:c="5"/>printf("\n 2.DELETE AN ELEMENT");</text:p>
      <text:p text:style-name="Standard"><text:s text:c="5"/>printf("\n 3.PEEK");</text:p>
      <text:p text:style-name="Standard"><text:s text:c="5"/>printf("\n 4.DISPLAY THE QUEUE");</text:p>
      <text:p text:style-name="Standard"><text:s text:c="5"/>printf("\n 5.EXIT");</text:p>
      <text:p text:style-name="Standard"><text:s text:c="5"/>printf("\n ENTER YOUR<text:s/>CHOICE:");</text:p>
      <text:p text:style-name="Standard"><text:s text:c="5"/>scanf("%d",&amp;option);</text:p>
      <text:p text:style-name="Standard">switch(option)</text:p>
      <text:p text:style-name="Standard">{</text:p>
      <text:p text:style-name="Standard">case 1:</text:p>
      <text:p text:style-name="Standard"><text:s text:c="5"/>insert();</text:p>
      <text:p text:style-name="Standard"><text:s text:c="5"/>break;</text:p>
      <text:p text:style-name="Standard">case 2:</text:p>
      <text:p text:style-name="Standard"><text:s text:c="5"/>val=delete_element();</text:p>
      <text:p text:style-name="Standard"><text:s text:c="5"/>if(val !=-1)</text:p>
      <text:p text:style-name="Standard"><text:s text:c="5"/>printf("\n The number deleted is:%d",val);</text:p>
      <text:p text:style-name="Standard"><text:s text:c="5"/>break;</text:p>
      <text:p text:style-name="Standard">case 3:</text:p>
      <text:p text:style-name="Standard"><text:s text:c="5"/>val=peek();</text:p>
      <text:p text:style-name="Standard"><text:s text:c="5"/>if(val!=-1)</text:p>
      <text:p text:style-name="Standard"><text:s text:c="5"/>printf("\n The first value in queue is:%d",val);</text:p>
      <text:p text:style-name="Standard"><text:s text:c="5"/>break;</text:p>
      <text:p text:style-name="Standard">case 4:</text:p>
      <text:p text:style-name="Standard"><text:s text:c="5"/>display();</text:p>
      <text:p text:style-name="Standard"><text:s text:c="5"/>break;</text:p>
      <text:p text:style-name="Standard">}</text:p>
      <text:p text:style-name="Standard">}while(option!=5);</text:p>
      <text:p text:style-name="Standard">return 0;</text:p>
      <text:p text:style-name="Standard">}</text:p>
      <text:p text:style-name="Standard">void insert()</text:p>
      <text:p text:style-name="Standard">{</text:p>
      <text:p text:style-name="Standard"><text:s text:c="5"/>int num;</text:p>
      <text:p text:style-name="Standard"><text:s text:c="5"/>printf("\n Enter the number to be inserted in the queue:");</text:p>
      <text:p text:style-name="Standard"><text:s text:c="5"/>scanf("%d",&amp;num);</text:p>
      <text:soft-page-break/>
      <text:p text:style-name="Standard"><text:s text:c="5"/>if(rear==MAX-1)</text:p>
      <text:p text:style-name="Standard"><text:s text:c="5"/>printf("\n OVERFLOW");</text:p>
      <text:p text:style-name="Standard"><text:s text:c="5"/>else if(front==-1&amp;&amp;rear==-1)</text:p>
      <text:p text:style-name="Standard"><text:s text:c="5"/>front=rear=0;</text:p>
      <text:p text:style-name="Standard"><text:s text:c="5"/>else</text:p>
      <text:p text:style-name="Standard"><text:s text:c="5"/>rear++;</text:p>
      <text:p text:style-name="Standard"><text:s text:c="5"/>queue[rear]=num;</text:p>
      <text:p text:style-name="Standard">}</text:p>
      <text:p text:style-name="Standard">int delete_element()</text:p>
      <text:p text:style-name="Standard">{</text:p>
      <text:p text:style-name="Standard"><text:s text:c="5"/>int val;</text:p>
      <text:p text:style-name="Standard"><text:s text:c="5"/>if(front==-1||front&gt;rear)</text:p>
      <text:p text:style-name="Standard">{</text:p>
      <text:p text:style-name="Standard"><text:s text:c="5"/>printf("\n UNDERFLOW");</text:p>
      <text:p text:style-name="Standard"><text:s text:c="5"/>return-1;</text:p>
      <text:p text:style-name="Standard">}</text:p>
      <text:p text:style-name="Standard">else</text:p>
      <text:p text:style-name="Standard">{</text:p>
      <text:p text:style-name="Standard"><text:s text:c="5"/>val=queue[front];</text:p>
      <text:p text:style-name="Standard"><text:s text:c="5"/>front++;</text:p>
      <text:p text:style-name="Standard"><text:s text:c="5"/>if(front&gt;rear)</text:p>
      <text:p text:style-name="Standard"><text:s text:c="5"/>front=rear=-1;</text:p>
      <text:p text:style-name="Standard"><text:s text:c="5"/>return val;</text:p>
      <text:p text:style-name="Standard">}</text:p>
      <text:p text:style-name="Standard">}</text:p>
      <text:p text:style-name="Standard">int peek()</text:p>
      <text:p text:style-name="Standard">{</text:p>
      <text:p text:style-name="Standard"><text:s text:c="5"/>if(front==-1||front&gt;rear)</text:p>
      <text:p text:style-name="Standard">{</text:p>
      <text:p text:style-name="Standard"><text:s text:c="5"/>printf("\n QUEUE IS EMPTY");</text:p>
      <text:p text:style-name="Standard"><text:s text:c="5"/>return-1;</text:p>
      <text:p text:style-name="Standard">}</text:p>
      <text:p text:style-name="Standard">else</text:p>
      <text:p text:style-name="Standard">{</text:p>
      <text:p text:style-name="Standard"><text:s text:c="5"/>return queue[front];</text:p>
      <text:p text:style-name="Standard">}</text:p>
      <text:p text:style-name="Standard">}</text:p>
      <text:p text:style-name="Standard">void<text:s/>display()</text:p>
      <text:p text:style-name="Standard">{</text:p>
      <text:p text:style-name="Standard"><text:s text:c="5"/>int i;</text:p>
      <text:p text:style-name="Standard"><text:s text:c="5"/>printf("\n");</text:p>
      <text:p text:style-name="Standard"><text:s text:c="5"/>if(front==-1||front&gt;rear)</text:p>
      <text:p text:style-name="Standard"><text:s text:c="5"/>printf("\n QUEUE IS EMPTY");</text:p>
      <text:p text:style-name="Standard">else</text:p>
      <text:p text:style-name="Standard">{</text:p>
      <text:p text:style-name="Standard"><text:s text:c="5"/>for(i=front;i&lt;=rear;i++)</text:p>
      <text:p text:style-name="Standard"><text:s text:c="5"/>printf("\t %d",queue[i]);</text:p>
      <text:p text:style-name="Standard">}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UTTRENAI.V</meta:initial-creator>
    <dc:creator>NUTTRENAI.V</dc:creator>
    <meta:creation-date>2022-09-24T11:50:00Z</meta:creation-date>
    <dc:date>2022-10-13T05:59:00Z</dc:date>
    <meta:template xlink:href="Normal" xlink:type="simple"/>
    <meta:editing-cycles>1</meta:editing-cycles>
    <meta:editing-duration>PT660S</meta:editing-duration>
    <meta:document-statistic meta:page-count="3" meta:paragraph-count="3" meta:word-count="242" meta:character-count="1622" meta:row-count="11" meta:non-whitespace-character-count="1383"/>
  </office:meta>
</office:document-meta>
</file>